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78231" officeooo:paragraph-rsid="00178231"/>
    </style:style>
    <style:style style:name="P2" style:family="paragraph" style:parent-style-name="Text_20_body">
      <style:text-properties officeooo:rsid="0019a271" officeooo:paragraph-rsid="0019a271"/>
    </style:style>
    <style:style style:name="P3" style:family="paragraph" style:parent-style-name="Text_20_body">
      <style:text-properties officeooo:rsid="001fecce" officeooo:paragraph-rsid="001fecce"/>
    </style:style>
    <style:style style:name="P4" style:family="paragraph" style:parent-style-name="Text_20_body">
      <style:text-properties officeooo:paragraph-rsid="001fecce"/>
    </style:style>
    <style:style style:name="P5" style:family="paragraph" style:parent-style-name="Text_20_body">
      <style:text-properties officeooo:rsid="00210710" officeooo:paragraph-rsid="00210710"/>
    </style:style>
    <style:style style:name="P6" style:family="paragraph" style:parent-style-name="Text_20_body">
      <style:text-properties officeooo:rsid="0022539c" officeooo:paragraph-rsid="0022539c"/>
    </style:style>
    <style:style style:name="P7" style:family="paragraph" style:parent-style-name="Text_20_body">
      <style:text-properties officeooo:rsid="00225b0d" officeooo:paragraph-rsid="0025ab24"/>
    </style:style>
    <style:style style:name="P8" style:family="paragraph" style:parent-style-name="Text_20_body">
      <style:text-properties officeooo:rsid="002c3ddb" officeooo:paragraph-rsid="002c3ddb"/>
    </style:style>
    <style:style style:name="P9" style:family="paragraph" style:parent-style-name="Text_20_body">
      <style:text-properties officeooo:rsid="002d87f6" officeooo:paragraph-rsid="002d87f6"/>
    </style:style>
    <style:style style:name="P10" style:family="paragraph" style:parent-style-name="Text_20_body">
      <style:text-properties officeooo:rsid="002f4af7" officeooo:paragraph-rsid="002f4af7"/>
    </style:style>
    <style:style style:name="P11" style:family="paragraph" style:parent-style-name="Text_20_body">
      <style:text-properties officeooo:rsid="0030d8f0" officeooo:paragraph-rsid="0030d8f0"/>
    </style:style>
    <style:style style:name="P12" style:family="paragraph" style:parent-style-name="Text_20_body">
      <style:text-properties officeooo:rsid="0032693d" officeooo:paragraph-rsid="0032693d"/>
    </style:style>
    <style:style style:name="P13" style:family="paragraph" style:parent-style-name="Heading_20_1">
      <style:text-properties officeooo:rsid="00210710" officeooo:paragraph-rsid="00210710"/>
    </style:style>
    <style:style style:name="P14" style:family="paragraph" style:parent-style-name="Heading_20_1">
      <style:text-properties officeooo:rsid="0030d8f0" officeooo:paragraph-rsid="0030d8f0"/>
    </style:style>
    <style:style style:name="T1" style:family="text">
      <style:text-properties officeooo:rsid="001fe07b"/>
    </style:style>
    <style:style style:name="T2" style:family="text">
      <style:text-properties officeooo:rsid="001fecce"/>
    </style:style>
    <style:style style:name="T3" style:family="text">
      <style:text-properties officeooo:rsid="00210710"/>
    </style:style>
    <style:style style:name="T4" style:family="text">
      <style:text-properties officeooo:rsid="0022539c"/>
    </style:style>
    <style:style style:name="T5" style:family="text">
      <style:text-properties officeooo:rsid="0023f5c9"/>
    </style:style>
    <style:style style:name="T6" style:family="text">
      <style:text-properties officeooo:rsid="002cdf4d"/>
    </style:style>
    <style:style style:name="T7" style:family="text">
      <style:text-properties officeooo:rsid="002d87f6"/>
    </style:style>
    <style:style style:name="T8" style:family="text">
      <style:text-properties officeooo:rsid="0030b7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ile Distribution System</text:p>
      <text:h text:style-name="Heading_20_1" text:outline-level="1">Overview</text:h>
      <text:p text:style-name="P2">The practical asks to write a File Distribution System for the lab machines. I have implemented a program <text:span text:style-name="T1">which achieves the task by splitting files into pieces, sending the pieces, and reassembling them at the other end. The protocol of the system uses a mix of multicast and unicast to reduce network traffic. Hashes are implemented to guarantee the integrity of pieces sent over the network. The system is multi-threaded and allow many users to exchange data simultanously.</text:span></text:p>
      <text:h text:style-name="P13" text:outline-level="1">Design</text:h>
      <text:p text:style-name="P4"><text:span text:style-name="T2">My inspiration for this system was BitTorrent’s way of distributing files. My program generates SHA-1 hashes for each 60KiB piece of a file and writes them all to a torrent file. The system is server-less. Peers join the network using a hard-coded group address and port. The program is started from the command line and the arguments are interpreted as paths for the torrent files. If no arguments are provided, a folder ‘torrents’ within the execution directory is looked up for any torrents.</text:span></text:p>
      <text:p text:style-name="P3">Upon joining the group, a new peer propagates their list of torrents. Each peer maintains their own list of torrents available over the network and tracks which peers are alive. <text:span text:style-name="T3">This way no server is needed and the system can reliably continue to work should a user spontaneously leaves the group. </text:span>Periodically, ‘HELLO’ messages are multicast to tell the fellow peers that this one still lives. If a peer does not send a ‘HELLO’ for a predefined number of periods they are assumed disconnected.</text:p>
      <text:p text:style-name="P5">For the most part, the system uses the principle of request-response. A peer sends a request for a file or a torrent and waits for a response. If no response is received after a time-out, the request is sent again. After a limited number of retries, the requester gives up.</text:p>
      <text:p text:style-name="P5">The first pair of such messages are list requests and responses. A new peer automatically propagates their list to everyone but then individually asks each other peer for a list of torrents. <text:span text:style-name="T4">The second pair is for torrents. No torrent file is sent unless a user requests it. A third pair is for ownership. They are used to determine which peer has which pieces of a file. Due to packet loss and disconnect, a peer can have only some parts of a file. Even if the original owner has died, the pieces that have been sent can be distributed further. Finally, the fourth pair is for the file pieces themselves. A peer requests each piece of a file with a separate packet and can target different peers. This improves the speed of deliveries for every peer that owns the file. If a file is to be downloaded by multiple users the time increase is less than linear because each successful transfer cuts down the time of the next. </text:span></text:p>
      <text:h text:style-name="P13" text:outline-level="1">Implementation</text:h>
      <text:p text:style-name="P6">My program is split into multiple packages that are responsible for different parts of the system. The three major ones are utility, file management, and communication.</text:p>
      <text:p text:style-name="P6"><text:soft-page-break/>The ‘util’ package provides three small classes. One of them is the Main class which boots up the system. The Logger class provides logging functionality that is used to write exceptions to files and prevent the system from crashing. It has a thread which flushes the log from time to time just in case the system crashes. The third class provides functions and constants commonly used across the code.</text:p>
      <text:p text:style-name="P6">The ‘fileman’ package deals with how hashes are generated, torrents are saved, keeps track of the torrents available over the network, and handles reading from &amp; writing to files. I have implemented a wrapper class around Java’s RandomAccessFile. My BufferedRandomFile class provides a big memory buffer for files which significantly cuts down the standard speed. Random access is needed as pieces arrive out of order over the network. The buffer class waits for a set amount of pieces to be ‘read’/’written’ and then flushes them down. The hashing classes provide interactive torrent creation and check the hashes of the received files. If a hash is incorrect, the piece is ignored. The hashes are read from the torrent files. The ‘FileHandles’ class exposes the functionality of most of these classes to the communication package.</text:p>
      <text:p text:style-name="P7">The ‘communication’ package is split into 6 small packages. Most of the classes in this package are threads as they need to be run concurrently.<text:line-break/>The ‘interaction’ package handles sending and receiving <text:s/>packets, as well as interacting with the user. While the program is running, a typical command sequence is ‘torrent_request &lt;torrent ID&gt; <text:span text:style-name="T7">[&lt;local path&gt;]</text:span>’ , ‘download &lt;torrent ID&gt; [&lt;filename&gt;]’. Note that the user should wait a bit between the two commands. After a torrent file is received, the program will ask the other peers which pieces of the files within the torrent they have. An appropriate message is displayed once that is complete. <text:span text:style-name="T5">After that, ‘download &lt;torrent ID&gt;’ starts a new downloading thread. An appropriate message is displayed once that is complete. Note that one can have multiple downloads simultaneously. The download messages are handled in the ‘sharing’ package.<text:line-break/>The ‘structures’ package contains a couple of classes that are instantiated quite often. The Message class provides the structure of the contents of any package. Not all messages have all of their fields. The fields can be determined from the message’s type. The status is used to track whether one has the updated list of torrents for each peer. The ‘owners’ package provides threads that handle ownership queries. If a peer has a piece of a file, then they will respond with an I_HAVE message. If no responses are received after a limited time, it is assumed that no one has the piece.<text:line-break/>Classes in the ‘discovery’ package handle ‘HELLO’s and list requests. Only when all parts of a peer’s torrent list are received does that list get passed to FileHandles for parsing and tracking. Finally, the ‘torrent’ package handles sending and receiving of torrent files.</text:span></text:p>
      <text:p text:style-name="P8">The Master class is the one that initiates threads whenever necessary. Several of the classes that extend threads are managed statically by the class. Those classes keep track of all their instances via maps and create a thread that periodically runs all the instance. The instance threads check to see if there are any queries to be requested/responded and then terminate. Over a single interaction a thread can be re-instantiated and ran multiple times. <text:span text:style-name="T6">Those classes provide static methods for the Master to create threads.</text:span></text:p>
      <text:p text:style-name="P8"/>
      <text:h text:style-name="Heading_20_1" text:outline-level="1"><text:soft-page-break/>Example session</text:h>
      <text:p text:style-name="P9">A hypothetical user Alice joins the network by starting the program with ‘java -cp src util.Main’. She then issues ‘print net_torrents’ to see which torrents are available over the network. She decides she wants to download a torrent called book and types ‘torrent_request book’. After a short wait the system tells Alice that her torrent has been downloaded and that the owners are updated. (“Torrent book downloaded.”, “Torrent book’s owners updated!”) After that she issues ‘download book’ which downloads all the files within the torrent with ID ‘book’. In this case there is only one. Once the download is complete, the message “Successfully downloaded torrent book.” is displayed.</text:p>
      <text:p text:style-name="P10">For a full list of commands see the ‘CommandParser’ class.<text:line-break/><text:span text:style-name="T8">I have provided copies of the three files from studres with shorter names.<text:line-break/>To generate a torrent type ‘gen torrentID filepath1 filepath2’. The command accepts a variable amount of filepaths and creates a single torrent for them.</text:span></text:p>
      <text:h text:style-name="P14" text:outline-level="1">Tests &amp; Conclusion</text:h>
      <text:p text:style-name="P11">I have tested my system with multiple users but I haven’t been able to do so with nine. I had a lot of issues with the transfer of the pieces and so had little time for large scale testing. The writing of pieces that arrive out of order was a considerable slow down but I managed to solve that with the buffer. Sending a file from one pc to another takes just several seconds. The download time falls with each user who has a copy of the file because the downloader sends multiple requests to different hosts.</text:p>
      <text:p text:style-name="P11">It is expected that the code is compiled within the src directory.<text:line-break/>javac communication/*/*.java util/*.java fileman/*.java fileman/*/*.java<text:line-break/>The program is to be run from the submission directory.<text:line-break/>java -cp src util.Main</text:p>
      <text:p text:style-name="P11">I tested by logging onto multiple machines (via terminal) than copying the source files and necessary directory. Then I ran the program and tested downloading the xml and mp4 files acrosss.<text:line-break/>Unfortunately, sometimes the download will be terminated due to sending more packets than the sockets can handle. I would like to implement a buffer for the socket however I do not have the time needed.</text:p>
      <text:p text:style-name="P12">All in all, my solution completes the file distribution requirements with high reliability and efficien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8231" officeooo:paragraph-rsid="0017823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3102 Practical 1<text:tab/>150009974<text:tab/>21 Feb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8:42:07.225060104</meta:creation-date>
    <dc:date>2018-02-21T20:55:02.652724531</dc:date>
    <meta:editing-duration>PT1H33M1S</meta:editing-duration>
    <meta:editing-cycles>19</meta:editing-cycles>
    <meta:generator>LibreOffice/5.4.5.1$Linux_X86_64 LibreOffice_project/40$Build-1</meta:generator>
    <meta:document-statistic meta:table-count="0" meta:image-count="0" meta:object-count="0" meta:page-count="3" meta:paragraph-count="23" meta:word-count="1444" meta:character-count="8661" meta:non-whitespace-character-count="7238"/>
  </office:meta>
</office:document-meta>
</file>